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cfdfe" draw:opacity="100%" draw:textarea-horizontal-align="justify" draw:textarea-vertical-align="middle" draw:auto-grow-height="false" fo:min-height="1.774cm" fo:min-width="4.118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503cm" fo:min-width="6.367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cfdfe" draw:textarea-horizontal-align="justify" draw:textarea-vertical-align="middle" draw:auto-grow-height="false" fo:min-height="0.741cm" fo:min-width="0.91cm"/>
    </style:style>
    <style:style style:name="gr5" style:family="graphic" style:parent-style-name="standard">
      <style:graphic-properties svg:stroke-color="#000000" draw:fill-color="#fcfdfe" draw:textarea-horizontal-align="justify" draw:textarea-vertical-align="middle" draw:auto-grow-height="false" fo:min-height="0.741cm" fo:min-width="0.90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7cm" fo:min-width="1.59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7cm" fo:min-width="1.5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7cm" fo:min-width="1.589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cfdfe" draw:textarea-horizontal-align="justify" draw:textarea-vertical-align="middle" draw:auto-grow-height="false" fo:min-height="1.082cm" fo:min-width="0.828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cfdfe" draw:opacity="100%" draw:textarea-horizontal-align="justify" draw:textarea-vertical-align="middle" draw:auto-grow-height="false" fo:min-height="1.82cm" fo:min-width="3.713cm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502cm" fo:min-width="6.367cm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fill-color="#fcfdfe" draw:textarea-horizontal-align="justify" draw:textarea-vertical-align="middle" draw:auto-grow-height="false" fo:min-height="0.744cm" fo:min-width="0.9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9cm" fo:min-width="1.58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9cm" fo:min-width="1.59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9cm" fo:min-width="1.59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979cm" fo:min-width="1.592cm" fo:padding-top="0.142cm" fo:padding-bottom="0.142cm" fo:padding-left="0.267cm" fo:padding-right="0.267cm"/>
    </style:style>
    <style:style style:name="P1" style:family="paragraph">
      <style:paragraph-properties fo:margin-left="0cm" fo:margin-right="0cm" fo:margin-top="0cm" fo:margin-bottom="0.353cm" fo:line-height="115%" fo:text-indent="0cm" style:text-autospace="none"/>
    </style:style>
    <style:style style:name="P2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cfdfe" draw:opacity="100%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fcfdfe"/>
      <style:paragraph-properties fo:text-align="center"/>
      <style:text-properties fo:font-size="8pt"/>
    </style:style>
    <style:style style:name="P7" style:family="paragraph">
      <loext:graphic-properties draw:fill-color="#fcfdfe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9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8cm" svg:height="2.104cm" svg:x="12.493cm" svg:y="8.421cm">
          <text:p text:style-name="P1"><text:span text:style-name="T1">DistributionChamberElem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843cm" svg:y1="8.388cm" svg:x2="14.858cm" svg:y2="7.499cm">
          <text:p/>
        </draw:line>
        <draw:custom-shape draw:style-name="gr3" draw:text-style-name="P4" draw:layer="layout" svg:width="6.901cm" svg:height="3.787cm" svg:x="11.407cm" svg:y="3.7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92cm" svg:height="1.401cm" svg:x="11.567cm" svg:y="6.098cm">
          <text:p text:style-name="P5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991cm" svg:height="1.401cm" svg:x="13.93cm" svg:y="6.098cm">
          <text:p text:style-name="P5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991cm" svg:height="1.401cm" svg:x="16.081cm" svg:y="6.098cm">
          <text:p text:style-name="P5"><text:span text:style-name="T2">Pre-defined</text:span></text:p>
          <text:p text:style-name="P5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126cm" svg:height="1.261cm" svg:x="11.539cm" svg:y="4.055cm">
          <text:p text:style-name="P5"><text:span text:style-name="T3">Manh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124cm" svg:height="1.261cm" svg:x="13.797cm" svg:y="4.055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123cm" svg:height="1.261cm" svg:x="16.053cm" svg:y="4.055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602cm" svg:y1="6.158cm" svg:x2="12.602cm" svg:y2="5.317cm">
          <text:p/>
        </draw:line>
        <draw:line draw:style-name="gr2" draw:text-style-name="P3" draw:layer="layout" svg:x1="14.886cm" svg:y1="6.158cm" svg:x2="14.886cm" svg:y2="5.317cm">
          <text:p/>
        </draw:line>
        <draw:line draw:style-name="gr2" draw:text-style-name="P3" draw:layer="layout" svg:x1="17.143cm" svg:y1="6.158cm" svg:x2="17.143cm" svg:y2="5.317cm">
          <text:p/>
        </draw:line>
        <draw:custom-shape draw:style-name="gr9" draw:text-style-name="P7" draw:layer="layout" svg:width="2.654cm" svg:height="2.664cm" svg:x="19.29cm" svg:y="8.137cm">
          <text:p text:style-name="P5"><text:span text:style-name="T3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7.196cm" svg:y1="9.428cm" svg:x2="19.288cm" svg:y2="9.404cm">
          <text:p/>
        </draw:line>
        <draw:custom-shape draw:style-name="gr10" draw:text-style-name="P9" draw:layer="layout" svg:width="4.247cm" svg:height="2.104cm" svg:x="24.054cm" svg:y="8.456cm">
          <text:p text:style-name="P8"><text:span text:style-name="T1">PipeSeg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901cm" svg:height="3.786cm" svg:x="22.547cm" svg:y="3.8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92cm" svg:height="1.404cm" svg:x="22.706cm" svg:y="6.141cm">
          <text:p text:style-name="P5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992cm" svg:height="1.404cm" svg:x="25.066cm" svg:y="6.141cm">
          <text:p text:style-name="P5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992cm" svg:height="1.404cm" svg:x="27.219cm" svg:y="6.141cm">
          <text:p text:style-name="P5"><text:span text:style-name="T2">Pre-defined</text:span></text:p>
          <text:p text:style-name="P5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2.123cm" svg:height="1.263cm" svg:x="22.679cm" svg:y="4.098cm">
          <text:p text:style-name="P5"><text:span text:style-name="T3">Discharge</text:span></text:p>
          <text:p text:style-name="P5"><text:span text:style-name="T3">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2.124cm" svg:height="1.263cm" svg:x="24.934cm" svg:y="4.098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125cm" svg:height="1.263cm" svg:x="27.191cm" svg:y="4.098cm">
          <text:p text:style-name="P5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3.74cm" svg:y1="6.201cm" svg:x2="23.74cm" svg:y2="5.36cm">
          <text:p/>
        </draw:line>
        <draw:line draw:style-name="gr2" draw:text-style-name="P3" draw:layer="layout" svg:x1="26.025cm" svg:y1="6.201cm" svg:x2="26.025cm" svg:y2="5.36cm">
          <text:p/>
        </draw:line>
        <draw:line draw:style-name="gr2" draw:text-style-name="P3" draw:layer="layout" svg:x1="28.282cm" svg:y1="6.201cm" svg:x2="28.282cm" svg:y2="5.36cm">
          <text:p/>
        </draw:line>
        <draw:line draw:style-name="gr2" draw:text-style-name="P3" draw:layer="layout" svg:x1="26.13cm" svg:y1="8.444cm" svg:x2="26.13cm" svg:y2="7.603cm">
          <text:p/>
        </draw:line>
        <draw:custom-shape draw:style-name="gr9" draw:text-style-name="P7" draw:layer="layout" svg:width="2.655cm" svg:height="2.664cm" svg:x="24.976cm" svg:y="11.933cm">
          <text:p text:style-name="P5"><text:span text:style-name="T3">Low <text:s/></text:span></text:p>
          <text:p text:style-name="P5"><text:span text:style-name="T3">elev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2.655cm" svg:height="2.664cm" svg:x="13.358cm" svg:y="11.836cm">
          <text:p text:style-name="P5"><text:span text:style-name="T3">High</text:span></text:p>
          <text:p text:style-name="P5"><text:span text:style-name="T3"><text:s/></text:span><text:span text:style-name="T3">elev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4.716cm" svg:y1="10.447cm" svg:x2="14.716cm" svg:y2="11.844cm">
          <text:p/>
        </draw:line>
        <draw:line draw:style-name="gr2" draw:text-style-name="P3" draw:layer="layout" svg:x1="26.273cm" svg:y1="10.547cm" svg:x2="26.273cm" svg:y2="11.944cm">
          <text:p/>
        </draw:line>
        <draw:line draw:style-name="gr2" draw:text-style-name="P3" draw:layer="layout" svg:x1="24.114cm" svg:y1="9.431cm" svg:x2="21.955cm" svg:y2="9.404cm">
          <text:p/>
        </draw:line>
        <draw:custom-shape draw:style-name="gr16" draw:text-style-name="P4" xml:id="id1" draw:id="id1" draw:layer="layout" svg:width="2.126cm" svg:height="1.263cm" svg:x="13.606cm" svg:y="15.627cm">
          <text:p text:style-name="P5"><text:span text:style-name="T3">Manh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3" draw:id="id3" draw:layer="layout" svg:width="2.126cm" svg:height="1.263cm" svg:x="25.257cm" svg:y="15.634cm">
          <text:p text:style-name="P5"><text:span text:style-name="T3">Discharge </text:span></text:p>
          <text:p text:style-name="P5"><text:span text:style-name="T3">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716cm" svg:y1="14.484cm" svg:x2="14.716cm" svg:y2="15.627cm">
          <text:p/>
        </draw:line>
        <draw:line draw:style-name="gr2" draw:text-style-name="P3" draw:layer="layout" svg:x1="26.273cm" svg:y1="14.611cm" svg:x2="26.273cm" svg:y2="15.627cm">
          <text:p/>
        </draw:line>
        <draw:custom-shape draw:style-name="gr9" draw:text-style-name="P7" xml:id="id2" draw:id="id2" draw:layer="layout" svg:width="2.654cm" svg:height="2.664cm" svg:x="19.291cm" svg:y="17.538cm">
          <text:p text:style-name="P5"><text:span text:style-name="T3">Get</text:span></text:p>
          <text:p text:style-name="P5"><text:span text:style-name="T3">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curve" svg:x1="14.669cm" svg:y1="16.89cm" svg:x2="19.291cm" svg:y2="18.87cm" draw:start-shape="id1" draw:start-glue-point="2" draw:end-shape="id2" draw:end-glue-point="5" svg:d="M14669 16890c0 1320 1540 1980 4622 1980" svg:viewBox="0 0 4623 1981">
          <text:p/>
        </draw:connector>
        <draw:connector draw:style-name="gr2" draw:text-style-name="P3" draw:layer="layout" draw:type="curve" svg:x1="26.32cm" svg:y1="16.897cm" svg:x2="21.945cm" svg:y2="18.87cm" draw:start-shape="id3" draw:start-glue-point="2" draw:end-shape="id2" draw:end-glue-point="7" svg:d="M26320 16897c0 1316-1458 1973-4375 1973" svg:viewBox="0 0 4376 1974">
          <text:p/>
        </draw:connector>
        <draw:custom-shape draw:style-name="gr16" draw:text-style-name="P4" draw:layer="layout" svg:width="2.126cm" svg:height="1.263cm" svg:x="19.575cm" svg:y="22.111cm">
          <text:p text:style-name="P5"><text:span text:style-name="T3">Double</text:span></text:p>
          <text:p text:style-name="P5"><text:span text:style-name="T3">Arr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0.658cm" svg:y1="20.199cm" svg:x2="20.658cm" svg:y2="22.1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10:44.778000000</meta:creation-date>
    <dc:date>2019-01-24T14:58:50.208000000</dc:date>
    <meta:editing-duration>PT10H15M46S</meta:editing-duration>
    <meta:editing-cycles>8</meta:editing-cycles>
    <meta:generator>LibreOffice/6.1.2.1$Windows_X86_64 LibreOffice_project/65905a128db06ba48db947242809d14d3f9a93fe</meta:generator>
    <meta:document-statistic meta:object-count="40"/>
  </office:meta>
</office:document-meta>
</file>